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ackground-color="#ff4000"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background-color="#333333"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in"/>
    </style:style>
    <style:style style:name="ce8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in"/>
    </style:style>
    <style:style style:name="ce2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bf0041"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13"/>
        <table:table-column table:style-name="co4" table:default-cell-style-name="ce10"/>
        <table:table-column table:style-name="co5" table:number-columns-repeated="2" table:default-cell-style-name="ce14"/>
        <table:table-column table:style-name="co6" table:default-cell-style-name="Default"/>
        <table:table-column table:style-name="co6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INY88</text:p>
          </table:table-cell>
          <table:covered-table-cell/>
          <table:table-cell/>
          <table:table-cell table:style-name="ce2"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Pin #</text:p>
          </table:table-cell>
          <table:table-cell office:value-type="string" calcext:value-type="string">
            <text:p>Apin #</text:p>
          </table:table-cell>
          <table:table-cell table:style-name="ce2" office:value-type="string" calcext:value-type="string">
            <text:p>LEDs</text:p>
          </table:table-cell>
          <table:table-cell table:style-name="ce2" office:value-type="string" calcext:value-type="string">
            <text:p>P1</text:p>
          </table:table-cell>
          <table:table-cell table:style-name="Default" office:value-type="string" calcext:value-type="string">
            <text:p>USB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PD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YellowLED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D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YellowLED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PA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0"/>
          <table:table-cell table:number-columns-repeated="3"/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VCC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5V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USB.5V</text:p>
          </table:table-cell>
          <table:table-cell/>
          <table:table-cell table:style-name="ce10" office:value-type="string" calcext:value-type="string">
            <text:p>MISO</text:p>
          </table:table-cell>
          <table:table-cell table:style-name="ce10"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G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GND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USB.GND</text:p>
          </table:table-cell>
          <table:table-cell/>
          <table:table-cell table:style-name="ce10" office:value-type="string" calcext:value-type="string">
            <text:p>MOSI</text:p>
          </table:table-cell>
          <table:table-cell table:style-name="ce10"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0"/>
          <table:table-cell table:number-columns-repeated="3"/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B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0"/>
          <table:table-cell table:number-columns-repeated="3"/>
          <table:table-cell table:style-name="ce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B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0"/>
          <table:table-cell table:number-columns-repeated="7"/>
        </table:table-row>
        <table:table-row table:style-name="ro1">
          <table:table-cell table:style-name="ce3" office:value-type="string" calcext:value-type="string">
            <text:p>PD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YellowLED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D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edLED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D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edLED1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7" office:value-type="string" calcext:value-type="string">
            <text:p>PB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Switch</text:p>
          </table:table-cell>
          <table:table-cell/>
          <table:table-cell office:value-type="string" calcext:value-type="string">
            <text:p>PCINT0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office:value-type="string" calcext:value-type="string">
            <text:p>PB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0"/>
          <table:table-cell table:number-columns-repeated="3"/>
          <table:table-cell table:style-name="ce14"/>
          <table:table-cell table:number-columns-repeated="2"/>
          <table:table-cell table:formula="of:=120/16" office:value-type="float" office:value="7.5" calcext:value-type="float">
            <text:p>7.5</text:p>
          </table:table-cell>
        </table:table-row>
        <table:table-row table:style-name="ro1">
          <table:table-cell table:style-name="ce7" office:value-type="string" calcext:value-type="string">
            <text:p>PB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0"/>
          <table:table-cell table:number-columns-repeated="3"/>
          <table:table-cell table:style-name="ce14"/>
          <table:table-cell table:number-columns-repeated="2"/>
          <table:table-cell table:formula="of:=7*16" office:value-type="float" office:value="112" calcext:value-type="float">
            <text:p>112</text:p>
          </table:table-cell>
        </table:table-row>
        <table:table-row table:style-name="ro1">
          <table:table-cell table:style-name="ce7" office:value-type="string" calcext:value-type="string">
            <text:p>PB3 / MOSI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P1.4</text:p>
          </table:table-cell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7" office:value-type="string" calcext:value-type="string">
            <text:p>PB4 / MISO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office:value-type="string" calcext:value-type="string">
            <text:p>P1.1</text:p>
          </table:table-cell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7" office:value-type="string" calcext:value-type="string">
            <text:p>PB5 / SCK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office:value-type="string" calcext:value-type="string">
            <text:p>P1.3</text:p>
          </table:table-cell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5" office:value-type="string" calcext:value-type="string">
            <text:p>AVCC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5V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4" office:value-type="string" calcext:value-type="string">
            <text:p>PA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eenLED6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LED7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6"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4" office:value-type="string" calcext:value-type="string">
            <text:p>PA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0"/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LED0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LED1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eenLED2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eenLED3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nLED4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eenLED5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6 / RESET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P1.5</text:p>
          </table:table-cell>
          <table:table-cell table:style-name="ce29"/>
          <table:table-cell/>
          <table:table-cell table:style-name="ce14"/>
          <table:table-cell table:number-columns-repeated="3"/>
        </table:table-row>
        <table:table-row table:style-name="ro1">
          <table:table-cell table:style-name="ce3" office:value-type="string" calcext:value-type="string">
            <text:p>PD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LED8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3" office:value-type="string" calcext:value-type="string">
            <text:p>PD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YellowLED0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3" office:value-type="string" calcext:value-type="string">
            <text:p>PD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YellowLED1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pin #</text:p>
          </table:table-cell>
          <table:table-cell table:style-name="Default" office:value-type="string" calcext:value-type="string">
            <text:p>LEDs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11" office:value-type="string" calcext:value-type="string">
            <text:p>RedLED1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11" office:value-type="string" calcext:value-type="string">
            <text:p>RedLED0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YellowLED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9" office:value-type="string" calcext:value-type="string">
            <text:p>YellowLED3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9" office:value-type="string" calcext:value-type="string">
            <text:p>YellowLED2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9" office:value-type="string" calcext:value-type="string">
            <text:p>YellowLED1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YellowLED0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GreenLED8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reenLED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23" calcext:value-type="float">
            <text:p>23</text:p>
          </table:table-cell>
          <table:table-cell office:value-type="string" calcext:value-type="string">
            <text:p>GreenLED6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GreenLED5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GreenLED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GreenLED3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GreenLED2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GreenLED1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GreenLED0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38:Sheet1.D5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22:41:12.346395798</meta:creation-date>
    <meta:generator>LibreOffice/7.3.5.2$Linux_X86_64 LibreOffice_project/30$Build-2</meta:generator>
    <dc:date>2022-08-19T22:57:13.848772269</dc:date>
    <meta:editing-duration>P24DT9H22M53S</meta:editing-duration>
    <meta:editing-cycles>12</meta:editing-cycles>
    <meta:document-statistic meta:table-count="1" meta:cell-count="175" meta:object-count="0"/>
  </office:meta>
</office:document-meta>
</file>